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Lucidasans1" svg:font-family="Lucidasans"/>
    <style:font-face style:name="Nimbus Roman No9 L1" svg:font-family="'Nimbus Roman No9 L'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Nimbus Sans 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Nimbus Sans 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Nimbus Sans L" fo:font-size="10pt" style:font-size-asian="10pt" style:font-size-complex="10pt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/>
    </style:style>
    <style:style style:name="T2" style:family="text">
      <style:text-properties style:use-window-font-color="true"/>
    </style:style>
    <style:style style:name="T3" style:family="text">
      <style:text-properties fo:color="#0000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ODEL CHANGES 20060324 FOR PIMS RELEASE v0.4</text:p>
      <text:p text:style-name="P1"/>
      <text:p text:style-name="P1"/>
      <text:p text:style-name="P1">### PART 1: Molecule sequence &amp; Target/Construct SSPF spot mapping</text:p>
      <text:p text:style-name="P1">TARGET</text:p>
      <text:p text:style-name="P2">x Change class documentation of TargetGroup = General grouping system for Target. It can be used to represent a protein family.</text:p>
      <text:p text:style-name="P2">x Change class documentation of Project= The project groups a list of targets together. It may be used to represent a different kind of grouping for targets than TargetGroup. It could groups targets that are not related by their properties.</text:p>
      <text:p text:style-name="P2">x Change class name TargetStatus to Status and Status to TargetStatus.</text:p>
      <text:p text:style-name="P2">x Remove data type StatusCode</text:p>
      <text:p text:style-name="P3">x Add attr namingSystem (mandatory, default = “default”) to be able to customize the classification and order to keep track of the order of the classification in Status</text:p>
      <text:p text:style-name="P4">x Add new class Scoreboard with attr namingSystem, name &amp; details, add a many-to-many link between Scoreboard &amp; Status</text:p>
      <text:p text:style-name="P3">x Change the cardinalities of the link between Target and Molecule at the Target ends, make them many-to-one for +protein link and many-to-many for +nucleicAcids.</text:p>
      <text:p text:style-name="P3"/>
      <text:p text:style-name="P1">DBREF</text:p>
      <text:p text:style-name="P5">x Add new class DbName with attr name, fullName, url &amp; details to store data like in <text:s/>http://www.geocities.com/bioinformaticsweb/datalink.html. Add one-to-many link to DbRef.</text:p>
      <text:p text:style-name="P5">x Remove the attr DbRef.name that is replaced by the link to DbName</text:p>
      <text:p text:style-name="P5">x Add attr url into DbRef class </text:p>
      <text:p text:style-name="P5"/>
      <text:p text:style-name="P2"/>
      <text:p text:style-name="P1">EXPBLUEPRINT</text:p>
      <text:p text:style-name="P4">x remove attr status in ExpBlueprint class </text:p>
      <text:p text:style-name="P4">x remove links between BlueprintComponent and Molecule</text:p>
      <text:p text:style-name="P4">x add new class BlueprintStatus, add link many-to-one [1] to ExpBlueprint, add link many-to-one [1] to Status (currently TargetStatus but will be change to Status) and add link many-to-one [0..1] to Experiment. Add attr serial &amp; date.</text:p>
      <text:p text:style-name="P2"/>
      <text:p text:style-name="P2"/>
      <text:p text:style-name="P1">REFSAMPLECOMPONENT</text:p>
      <text:p text:style-name="P2">x change attr name componentType to molType in MolComponent</text:p>
      <text:p text:style-name="P2">x add attr seqString [String], seqDetails [String] in MolComponent</text:p>
      <text:p text:style-name="P2">x remove attr solubilityLevel, isSoluble &amp;molecularMassMethod in MolComponent</text:p>
      <text:p text:style-name="P2">x remove many-to-one +referTo link from MolComponent to Molecule</text:p>
      <text:p text:style-name="P2">x add one[0..1]-to-many &amp; many-to-many links from MolComponent to BlueprintComponent</text:p>
      <text:p text:style-name="P2">x remove the links from MolCompFeature to Molecule replace by only one many-to-one link to MolComponent</text:p>
      <text:p text:style-name="P2">x change to closed enumeration with ['protein', 'DNA', 'RNA', 'DNA/RNA', 'carbohydrate', 'other'] in MolComponentType</text:p>
      <text:p text:style-name="P2"/>
      <text:p text:style-name="P2"/>
      <text:p text:style-name="P1">MOLECULE</text:p>
      <text:p text:style-name="P2">x change Molecule.molType from Word type to MolComponentType</text:p>
      <text:p text:style-name="P2">x remove links from Molecule to BlueprintComponent</text:p>
      <text:p text:style-name="P2">x move and rename data type RefSampleComponent.MolComponentType to Molecule.MolType</text:p>
      <text:p text:style-name="P2"/>
      <text:p text:style-name="P2"/>
      <text:p text:style-name="P1">SAMPLE</text:p>
      <text:p text:style-name="P2">x add many-to-one link from SampleComponent to BlueprintComponent to replace the referTo link that was between MolComponent &amp; Molecule. The Sample is part of an ExpBlueprint but Molecule and MolComponent are part of reference information.</text:p>
      <text:p text:style-name="P2"/>
      <text:p text:style-name="P2"/>
      <text:p text:style-name="P1">### PART 2: Crystallization</text:p>
      <text:p text:style-name="P6">LOCATION PACKAGE</text:p>
      <text:p text:style-name="P7">x Location with link to itself and remove location &amp; room attributes and replace with name. Add attr l<text:span text:style-name="T1">ocationType &amp; details</text:span></text:p>
      <text:p text:style-name="P7"/>
      <text:p text:style-name="P6"/>
      <text:p text:style-name="P6">SAMPLE PACKAGE</text:p>
      <text:p text:style-name="P7">x Change CrystalSample as subType of Sample and remove serial, code &amp; name attributes</text:p>
      <text:p text:style-name="P7">x Remove link from Sample to RefContainer, a Sample is only the contents now if you want to describe the container in which it is in you have to create an Holder</text:p>
      <text:p text:style-name="P7">x Change the definition of Holder now it is a plastic labware that cannot be separated like plates, tubes,...</text:p>
      <text:p text:style-name="P7">x Remove attr code in Sample keep just attribute name to identify it</text:p>
      <text:p text:style-name="P7">x Change the mainkey of AbstractSample from serial to name (name: String [mandatory, unique key])</text:p>
      <text:p text:style-name="P7">x Add attr rowPosition, colPosition and subPosition in Sample</text:p>
      <text:p text:style-name="P7">x Remove attr positionInHolder in Sample</text:p>
      <text:p text:style-name="P7">x Move Holder class to Holder (new RefContainer) package</text:p>
      <text:p text:style-name="P7">x Remove SampleLocation</text:p>
      <text:p text:style-name="P7">x Move HolderLocation class to Holder package</text:p>
      <text:p text:style-name="P7">x Change link name between SampleComponent and AbstractComponent from component to refComponent</text:p>
      <text:p text:style-name="P7"/>
      <text:p text:style-name="P7"/>
      <text:p text:style-name="P6">REFCONTAINER &gt; HOLDER PACKAGE</text:p>
      <text:p text:style-name="P7">x Rename RefContainer package to Holder package</text:p>
      <text:p text:style-name="P7">x Replace AbstractRefHolder by AbstractHolderType</text:p>
      <text:p text:style-name="P7">x Remove attr serial, holderType, capacity, catalogNum in AbstractHolderType</text:p>
      <text:p text:style-name="P8">x Remove supplier link from AbstractHolderType to Organisation because there is no catalogNumber</text:p>
      <text:p text:style-name="P7">x Change the mainkey of AbstractHolderType from serial to name</text:p>
      <text:p text:style-name="P7">x Rename RefPlateHolder to HolderType</text:p>
      <text:p text:style-name="P7">x Add attr maxSubposition, maxVolume, maxVolumeDisplayUnit, <text:span text:style-name="T2">holdHolderFlag in HolderType</text:span></text:p>
      <text:p text:style-name="P9">x Change class doc of HolderType:<text:span text:style-name="T3"> </text:span><text:span text:style-name="T1">Tube uses maxVolume in HolderType, plate with one sample/well uses HolderTypePosition with no position set rather than A1</text:span></text:p>
      <text:p text:style-name="P9">x Rename attr numRow to maxRow and numColumn to maxColumn in HolderType</text:p>
      <text:p text:style-name="P7">x Remove att <text:span text:style-name="T2">rowSpacing and columnSpacing, rowName and columnName in HolderType</text:span></text:p>
      <text:p text:style-name="P7">x Remove AbstractRefContainer, RefContainer, RefHolder</text:p>
      <text:p text:style-name="P7">x Rename RefCrystalContainer to PinType and make it subtype of AbstractHolderType</text:p>
      <text:p text:style-name="P7">x Remove attr code, serial, positionOrder and positionInHolder in Holder keep just attribute name to identify it</text:p>
      <text:p text:style-name="P7">x Change the mainkey of Holder from serial to name</text:p>
      <text:p text:style-name="P7">x Add attributes startDate, endDate, rowPosition, colPosition, subPosition in Holder</text:p>
      <text:p text:style-name="P9">x Rename link between Holder and AbstractHolderType from refHolder to holderType</text:p>
      <text:p text:style-name="P8">x Add class HolderTypePosition: definition=”description of the position in a certain holder type.” with attr serial [PK], name, rowPosition, colPosition, subPosition, maxVolume, maxVolumeDisplayUnit &amp; details</text:p>
      <text:p text:style-name="P8">x Add relationship between HolderType and HolderTypePosition</text:p>
      <text:p text:style-name="P8">x Add class HolderCategory like SampleCategory with attr namingSystem, name and details</text:p>
      <text:p text:style-name="P8">x Add link between HolderCategory and Holder and between HolderCategory and AbstractHolderType</text:p>
      <text:p text:style-name="P8">x Add class RefSamplePosition between Holder and RefSample with attr serial [PK], rowPosition, colPosition, subPosition</text:p>
      <text:p text:style-name="P8"/>
      <text:p text:style-name="P8"/>
      <text:p text:style-name="P10">CRYSTALLIZATION PACKAGE</text:p>
      <text:p text:style-name="P8">x Create new package Crystallization</text:p>
      <text:p text:style-name="P8">x New Image class: links to Parameter and DropAnnotation with attr [filePath: PathString, fileName: PathString, createDate: DateTime, mimeType: Line]</text:p>
      <text:p text:style-name="P8">x New class ParameterDefinition = {imager, dimensions, resolution, zSlice, lighting, user} links to Parameter with attr [serial: Int [PK 1, frozen], label: String, paramType: ParamType, unit: Word, displayUnit: Word, defaultValue: Line, minValue: Line, maxValue: Line, possibleValues: Line [*]]</text:p>
      <text:p text:style-name="P8">x New class Parameter: links to ParameterDefinition and Image with attr [serial: Int [PK 1, frozen], value: String]</text:p>
      <text:p text:style-name="P8">x New class DropAnnotation: links to Image, Sample, Software, Person and Score with attr [serial: Int [PK 1, frozen], cmdLineParam: Text, scoreDate: DateTime]</text:p>
      <text:p text:style-name="P8">x New class ScoringScheme: link to DropAnnotation with attr [name: Line, version: Line, details: String]</text:p>
      <text:p text:style-name="P11">x New class Score: link to ScoringSchema and DropAnnotation with attr [serial: Int [PK 1, frozen], name: Line, value: Int, details: String]</text:p>
      <text:p text:style-name="P2"/>
      <text:p text:style-name="P4"/>
      <text:p text:style-name="P1">### PART 3: Access Control</text:p>
      <text:p text:style-name="P1">MEMOPS.IMPLEMENTATION</text:p>
      <text:p text:style-name="P2">x split access control classes: Permission, UserGroup &amp; User into a new package called memops.AccessContro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Lucidasans1" svg:font-family="Lucidasans"/>
    <style:font-face style:name="Nimbus Roman No9 L1" svg:font-family="'Nimbus Roman No9 L'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Nimbus Sans L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Roman No9 L1" fo:font-size="10pt" style:font-name-asian="Nimbus Mono L" style:font-size-asian="10pt" style:font-name-complex="Nimbus Mono L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1-16T10:30:31</meta:creation-date>
    <dc:date>2006-03-28T23:47:12</dc:date>
    <dc:language>en-US</dc:language>
    <meta:editing-cycles>176</meta:editing-cycles>
    <meta:editing-duration>P2DT19H55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80" meta:word-count="990" meta:character-count="6699"/>
  </office:meta>
</office:document-meta>
</file>